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table:style-name="Default" office:value-type="string" calcext:value-type="string">
            <text:p>1019.8725</text:p>
          </table:table-cell>
          <table:table-cell table:style-name="Default" table:number-columns-repeated="2"/>
          <table:table-cell table:style-name="Default" office:value-type="string" calcext:value-type="string">
            <text:p>4045.91+33.58=4079.49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9.54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default-cell-style-name="ce23"/>
        <table:table-column table:style-name="co26" table:default-cell-style-name="ce23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23" table:default-cell-style-name="ce23"/>
        <table:table-column table:style-name="co39" table:default-cell-style-name="ce23"/>
        <table:table-column table:style-name="co41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.00.0000</text:date>, <text:time style:data-style-name="N2" text:time-value="15:46:21.8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2T15:58:39.009000000</dc:date>
    <meta:editing-duration>P5DT4H55M11S</meta:editing-duration>
    <meta:editing-cycles>1981</meta:editing-cycles>
    <meta:document-statistic meta:table-count="4" meta:cell-count="10922" meta:object-count="0"/>
  </office:meta>
</office:document-meta>
</file>